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252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0.8146in"/>
    </style:style>
    <style:style style:name="co6" style:family="table-column">
      <style:table-column-properties fo:break-before="auto" style:column-width="1.8543in"/>
    </style:style>
    <style:style style:name="co7" style:family="table-column">
      <style:table-column-properties fo:break-before="auto" style:column-width="1.3291in"/>
    </style:style>
    <style:style style:name="co8" style:family="table-column">
      <style:table-column-properties fo:break-before="auto" style:column-width="0.9327in"/>
    </style:style>
    <style:style style:name="co9" style:family="table-column">
      <style:table-column-properties fo:break-before="auto" style:column-width="1.2972in"/>
    </style:style>
    <style:style style:name="co10" style:family="table-column">
      <style:table-column-properties fo:break-before="auto" style:column-width="2.4228in"/>
    </style:style>
    <style:style style:name="co11" style:family="table-column">
      <style:table-column-properties fo:break-before="auto" style:column-width="1.3398in"/>
    </style:style>
    <style:style style:name="co12" style:family="table-column">
      <style:table-column-properties fo:break-before="auto" style:column-width="0.5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weapons" table:style-name="ta1">
        <table:table-column table:style-name="co1" table:number-columns-repeated="3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odra</text:p>
          </table:table-cell>
          <table:table-cell table:number-columns-repeated="2" office:value-type="string" calcext:value-type="string">
            <text:p>wpn1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wpn2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lena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wpn3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wpn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lik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joker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mbik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zombie</text:p>
          </table:table-cell>
          <table:table-cell table:style-name="ce7"/>
        </table:table-row>
        <table:table-row table:style-name="ro1">
          <table:table-cell table:number-columns-repeated="7"/>
          <table:table-cell table:style-name="ce7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6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wpn2</text:p>
          </table:table-cell>
          <table:table-cell office:value-type="string" calcext:value-type="string">
            <text:p>wpn1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Zluta</text:p>
          </table:table-cell>
          <table:table-cell table:number-columns-repeated="2" office:value-type="string" calcext:value-type="string">
            <text:p>wpn2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lena</text:p>
          </table:table-cell>
          <table:table-cell office:value-type="string" calcext:value-type="string">
            <text:p>wpn2</text:p>
          </table:table-cell>
          <table:table-cell office:value-type="string" calcext:value-type="string">
            <text:p>wpn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wpn2</text:p>
          </table:table-cell>
          <table:table-cell office:value-type="string" calcext:value-type="string">
            <text:p>wpn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lik</text:p>
          </table:table-cell>
          <table:table-cell office:value-type="string" calcext:value-type="string">
            <text:p>wpn2</text:p>
          </table:table-cell>
          <table:table-cell office:value-type="string" calcext:value-type="string">
            <text:p>joker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mbik</text:p>
          </table:table-cell>
          <table:table-cell office:value-type="string" calcext:value-type="string">
            <text:p>wpn2</text:p>
          </table:table-cell>
          <table:table-cell office:value-type="string" calcext:value-type="string">
            <text:p>zombie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6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wpn3</text:p>
          </table:table-cell>
          <table:table-cell office:value-type="string" calcext:value-type="string">
            <text:p>wpn1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wpn3</text:p>
          </table:table-cell>
          <table:table-cell office:value-type="string" calcext:value-type="string">
            <text:p>wpn2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Zelena</text:p>
          </table:table-cell>
          <table:table-cell table:number-columns-repeated="2" office:value-type="string" calcext:value-type="string">
            <text:p>wpn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wpn3</text:p>
          </table:table-cell>
          <table:table-cell office:value-type="string" calcext:value-type="string">
            <text:p>wpn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lik</text:p>
          </table:table-cell>
          <table:table-cell office:value-type="string" calcext:value-type="string">
            <text:p>wpn3</text:p>
          </table:table-cell>
          <table:table-cell office:value-type="string" calcext:value-type="string">
            <text:p>joker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mbik</text:p>
          </table:table-cell>
          <table:table-cell office:value-type="string" calcext:value-type="string">
            <text:p>wpn3</text:p>
          </table:table-cell>
          <table:table-cell office:value-type="string" calcext:value-type="string">
            <text:p>zombie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wpn4</text:p>
          </table:table-cell>
          <table:table-cell office:value-type="string" calcext:value-type="string">
            <text:p>wpn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wpn4</text:p>
          </table:table-cell>
          <table:table-cell office:value-type="string" calcext:value-type="string">
            <text:p>wpn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lena</text:p>
          </table:table-cell>
          <table:table-cell office:value-type="string" calcext:value-type="string">
            <text:p>wpn4</text:p>
          </table:table-cell>
          <table:table-cell office:value-type="string" calcext:value-type="string">
            <text:p>wpn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Cervena</text:p>
          </table:table-cell>
          <table:table-cell table:number-columns-repeated="2" office:value-type="string" calcext:value-type="string">
            <text:p>wpn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lik</text:p>
          </table:table-cell>
          <table:table-cell office:value-type="string" calcext:value-type="string">
            <text:p>wpn4</text:p>
          </table:table-cell>
          <table:table-cell office:value-type="string" calcext:value-type="string">
            <text:p>joker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mbik</text:p>
          </table:table-cell>
          <table:table-cell office:value-type="string" calcext:value-type="string">
            <text:p>wpn4</text:p>
          </table:table-cell>
          <table:table-cell office:value-type="string" calcext:value-type="string">
            <text:p>zombie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pn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pn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len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pn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pn4</text:p>
          </table:table-cell>
          <table:table-cell/>
        </table:table-row>
        <table:table-row table:style-name="ro1" table:number-rows-repeated="104853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aps" table:style-name="ta1">
        <table:table-column table:style-name="co1" table:number-columns-repeated="3" table:default-cell-style-name="Default"/>
        <table:table-column table:style-name="co1" table:number-columns-repeated="4" table:default-cell-style-name="ce5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Start</text:p>
          </table:table-cell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pn1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pn2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pn3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pn4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wall</text:p>
          </table:table-cell>
          <table:table-cell/>
          <table:table-cell office:value-type="string" calcext:value-type="string">
            <text:p>Klid</text:p>
          </table:table-cell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le</text:p>
          </table:table-cell>
          <table:table-cell office:value-type="string" calcext:value-type="string">
            <text:p>Dira</text:p>
          </table:table-cell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wpn1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wpn2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wpn3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wpn4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aps2" table:style-name="ta1">
        <table:table-column table:style-name="co1" table:number-columns-repeated="3" table:default-cell-style-name="Default"/>
        <table:table-column table:style-name="co1" table:number-columns-repeated="3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" table:number-columns-repeated="2" table:default-cell-style-name="ce5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wpn image</text:p>
          </table:table-cell>
          <table:table-cell office:value-type="string" calcext:value-type="string">
            <text:p>small Ic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pawn-no</text:p>
          </table:table-cell>
          <table:table-cell office:value-type="string" calcext:value-type="string">
            <text:p>Jakakoliv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st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Bod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st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Drtiv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st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Pal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st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Sec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Bod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Drtiv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Pal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Sec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 office:value-type="string" calcext:value-type="string">
            <text:p>spear-hammer</text:p>
          </table:table-cell>
          <table:table-cell/>
          <table:table-cell office:value-type="string" calcext:value-type="string">
            <text:p>Bodna / Drtiv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 office:value-type="string" calcext:value-type="string">
            <text:p>hammer-bow</text:p>
          </table:table-cell>
          <table:table-cell/>
          <table:table-cell office:value-type="string" calcext:value-type="string">
            <text:p>Drtiva / Pal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 office:value-type="string" calcext:value-type="string">
            <text:p>bow-sword</text:p>
          </table:table-cell>
          <table:table-cell/>
          <table:table-cell office:value-type="string" calcext:value-type="string">
            <text:p>Palna / Sec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 office:value-type="string" calcext:value-type="string">
            <text:p>sword-spear</text:p>
          </table:table-cell>
          <table:table-cell/>
          <table:table-cell office:value-type="string" calcext:value-type="string">
            <text:p>Secna / Bod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camp</text:p>
          </table:table-cell>
          <table:table-cell office:value-type="string" calcext:value-type="string">
            <text:p>spawn-no</text:p>
          </table:table-cell>
          <table:table-cell office:value-type="string" calcext:value-type="string">
            <text:p>Jakakoliv</text:p>
          </table:table-cell>
          <table:table-cell office:value-type="string" calcext:value-type="string">
            <text:p>Tabor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hole</text:p>
          </table:table-cell>
          <table:table-cell office:value-type="string" calcext:value-type="string">
            <text:p>spawn-no</text:p>
          </table:table-cell>
          <table:table-cell office:value-type="string" calcext:value-type="string">
            <text:p>sem nemuzes</text:p>
          </table:table-cell>
          <table:table-cell office:value-type="string" calcext:value-type="string">
            <text:p>Dira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spear-hammer</text:p>
          </table:table-cell>
          <table:table-cell/>
          <table:table-cell office:value-type="string" calcext:value-type="string">
            <text:p>Bodna / Drtiv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hammer-bow</text:p>
          </table:table-cell>
          <table:table-cell/>
          <table:table-cell office:value-type="string" calcext:value-type="string">
            <text:p>Drtiva / Pal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bow-sword</text:p>
          </table:table-cell>
          <table:table-cell/>
          <table:table-cell office:value-type="string" calcext:value-type="string">
            <text:p>Palna / Sec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sword-spear</text:p>
          </table:table-cell>
          <table:table-cell/>
          <table:table-cell office:value-type="string" calcext:value-type="string">
            <text:p>Secna / Bod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teleport_black</text:p>
          </table:table-cell>
          <table:table-cell office:value-type="string" calcext:value-type="string">
            <text:p>spawn-no</text:p>
          </table:table-cell>
          <table:table-cell office:value-type="string" calcext:value-type="string">
            <text:p>premisti se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spawn-spawn</text:p>
          </table:table-cell>
          <table:table-cell office:value-type="string" calcext:value-type="string">
            <text:p>Dvojita straz</text:p>
          </table:table-cell>
          <table:table-cell office:value-type="string" calcext:value-type="string">
            <text:p>Hrad</text:p>
          </table:table-cell>
          <table:table-cell office:value-type="string" calcext:value-type="string">
            <text:p>---</text:p>
          </table:table-cell>
        </table:table-row>
        <table:table-row table:style-name="ro1" table:number-rows-repeated="104855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an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dné</text:p>
          </table:table-cell>
          <table:table-cell/>
          <table:table-cell office:value-type="string" calcext:value-type="string">
            <text:p>Bodné</text:p>
          </table:table-cell>
          <table:table-cell office:value-type="string" calcext:value-type="string">
            <text:p>Zvěř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rtivé</text:p>
          </table:table-cell>
          <table:table-cell office:value-type="string" calcext:value-type="string">
            <text:p>Nemrtví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ádné</text:p>
          </table:table-cell>
          <table:table-cell/>
          <table:table-cell office:value-type="string" calcext:value-type="string">
            <text:p>Palné</text:p>
          </table:table-cell>
          <table:table-cell office:value-type="string" calcext:value-type="string">
            <text:p>Démon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čné</text:p>
          </table:table-cell>
          <table:table-cell/>
          <table:table-cell office:value-type="string" calcext:value-type="string">
            <text:p>Sečné</text:p>
          </table:table-cell>
          <table:table-cell office:value-type="string" calcext:value-type="string">
            <text:p>Lidé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Co obsahuje karta? Druh, Barvu, Ikonku, Ico Kategorie, Spec. effek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zlozeni – ICO uprostred, Nahore: Bodna, Na monstrum (Zluta), Dole doprovodny tex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odna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Kat ICO</text:p>
          </table:table-cell>
          <table:table-cell office:value-type="string" calcext:value-type="string">
            <text:p>Zbran zahod ale obluda zustava</text:p>
          </table:table-cell>
          <table:table-cell table:number-columns-repeated="2"/>
        </table:table-row>
      </table:table>
      <table:table table:name="weapons2" table:style-name="ta1">
        <table:table-column table:style-name="co1" table:number-columns-repeated="2" table:default-cell-style-name="Default"/>
        <table:table-column table:style-name="co2" table:default-cell-style-name="ce5"/>
        <table:table-column table:style-name="co3" table:default-cell-style-name="ce5"/>
        <table:table-column table:style-name="co5" table:number-columns-repeated="2" table:default-cell-style-name="ce5"/>
        <table:table-column table:style-name="co1" table:number-columns-repeated="3" table:default-cell-style-name="ce5"/>
        <table:table-column table:style-name="co10" table:default-cell-style-name="ce5"/>
        <table:table-column table:style-name="co1" table:default-cell-style-name="ce5"/>
        <table:table-column table:style-name="co11" table:default-cell-style-name="ce5"/>
        <table:table-column table:style-name="co1" table:default-cell-style-name="ce5"/>
        <table:table-column table:style-name="co12" table:default-cell-style-name="ce5"/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ty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extra t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lena</text:p>
          </table:table-cell>
          <table:table-cell office:value-type="string" calcext:value-type="string">
            <text:p>zver</text:p>
          </table:table-cell>
          <table:table-cell office:value-type="string" calcext:value-type="string">
            <text:p>Bodna</text:p>
          </table:table-cell>
          <table:table-cell/>
          <table:table-cell office:value-type="string" calcext:value-type="string">
            <text:p>na priseru</text:p>
          </table:table-cell>
          <table:table-cell office:value-type="string" calcext:value-type="string">
            <text:p>---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nemrtvi</text:p>
          </table:table-cell>
          <table:table-cell office:value-type="string" calcext:value-type="string">
            <text:p>Drtiva</text:p>
          </table:table-cell>
          <table:table-cell/>
          <table:table-cell office:value-type="string" calcext:value-type="string">
            <text:p>na nemrtveho</text:p>
          </table:table-cell>
          <table:table-cell office:value-type="string" calcext:value-type="string">
            <text:p>---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demoni</text:p>
          </table:table-cell>
          <table:table-cell office:value-type="string" calcext:value-type="string">
            <text:p>Palna</text:p>
          </table:table-cell>
          <table:table-cell/>
          <table:table-cell office:value-type="string" calcext:value-type="string">
            <text:p>na demona</text:p>
          </table:table-cell>
          <table:table-cell office:value-type="string" calcext:value-type="string">
            <text:p>---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lide</text:p>
          </table:table-cell>
          <table:table-cell office:value-type="string" calcext:value-type="string">
            <text:p>Secna</text:p>
          </table:table-cell>
          <table:table-cell/>
          <table:table-cell office:value-type="string" calcext:value-type="string">
            <text:p>na carodeje</text:p>
          </table:table-cell>
          <table:table-cell office:value-type="string" calcext:value-type="string">
            <text:p>---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kakoliv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omba</text:p>
          </table:table-cell>
          <table:table-cell/>
          <table:table-cell office:value-type="string" calcext:value-type="string">
            <text:p>na vsechny</text:p>
          </table:table-cell>
          <table:table-cell office:value-type="string" calcext:value-type="string">
            <text:p>---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8"/>
          <table:table-cell table:style-name="Default" table:number-columns-repeated="2"/>
        </table:table-row>
        <table:table-row table:style-name="ro1"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extra text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12])" office:value-type="string" office:string-value="Zluta" calcext:value-type="string">
            <text:p>Zluta</text:p>
          </table:table-cell>
          <table:table-cell table:formula="of:=INDIRECT(&quot;K&quot; &amp; [.$F12])" office:value-type="string" office:string-value="na nemrtveho" calcext:value-type="string">
            <text:p>na nemrtveho</text:p>
          </table:table-cell>
          <table:table-cell table:formula="of:=INDIRECT(&quot;I&quot; &amp; [.$F12])" office:value-type="string" office:string-value="Drtiva" calcext:value-type="string">
            <text:p>Drtiva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hammer1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13])" office:value-type="string" office:string-value="Modra" calcext:value-type="string">
            <text:p>Modra</text:p>
          </table:table-cell>
          <table:table-cell table:formula="of:=INDIRECT(&quot;K&quot; &amp; [.$F13])" office:value-type="string" office:string-value="na carodeje" calcext:value-type="string">
            <text:p>na carodeje</text:p>
          </table:table-cell>
          <table:table-cell table:formula="of:=INDIRECT(&quot;I&quot; &amp; [.$F13])" office:value-type="string" office:string-value="Secna" calcext:value-type="string">
            <text:p>Secna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ord1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14])" office:value-type="string" office:string-value="Cervena" calcext:value-type="string">
            <text:p>Cervena</text:p>
          </table:table-cell>
          <table:table-cell table:formula="of:=INDIRECT(&quot;K&quot; &amp; [.$F14])" office:value-type="string" office:string-value="na demona" calcext:value-type="string">
            <text:p>na demona</text:p>
          </table:table-cell>
          <table:table-cell table:formula="of:=INDIRECT(&quot;I&quot; &amp; [.$F14])" office:value-type="string" office:string-value="Palna" calcext:value-type="string">
            <text:p>Palna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bow1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15])" office:value-type="string" office:string-value="Jakakoliv" calcext:value-type="string">
            <text:p>Jakakoliv</text:p>
          </table:table-cell>
          <table:table-cell table:formula="of:=INDIRECT(&quot;K&quot; &amp; [.$F15])" office:value-type="string" office:string-value="na vsechny" calcext:value-type="string">
            <text:p>na vsechny</text:p>
          </table:table-cell>
          <table:table-cell table:formula="of:=INDIRECT(&quot;I&quot; &amp; [.$F15])" office:value-type="string" office:string-value="Bomba" calcext:value-type="string">
            <text:p>Bomba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bomb1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16])" office:value-type="string" office:string-value="Jakakoliv" calcext:value-type="string">
            <text:p>Jakakoliv</text:p>
          </table:table-cell>
          <table:table-cell table:formula="of:=INDIRECT(&quot;K&quot; &amp; [.$F16])" office:value-type="string" office:string-value="na vsechny" calcext:value-type="string">
            <text:p>na vsechny</text:p>
          </table:table-cell>
          <table:table-cell table:formula="of:=INDIRECT(&quot;I&quot; &amp; [.$F16])" office:value-type="string" office:string-value="Bomba" calcext:value-type="string">
            <text:p>Bomba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bomb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7])" office:value-type="string" office:string-value="Zelena" calcext:value-type="string">
            <text:p>Zelena</text:p>
          </table:table-cell>
          <table:table-cell table:formula="of:=INDIRECT(&quot;K&quot; &amp; [.$F17])" office:value-type="string" office:string-value="na priseru" calcext:value-type="string">
            <text:p>na priseru</text:p>
          </table:table-cell>
          <table:table-cell table:formula="of:=INDIRECT(&quot;I&quot; &amp; [.$F17])" office:value-type="string" office:string-value="Bodna" calcext:value-type="string">
            <text:p>Bodna</text:p>
          </table:table-cell>
          <table:table-cell office:value-type="string" calcext:value-type="string">
            <text:p>Obludu nezabije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broken-spear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8])" office:value-type="string" office:string-value="Zelena" calcext:value-type="string">
            <text:p>Zelena</text:p>
          </table:table-cell>
          <table:table-cell table:formula="of:=INDIRECT(&quot;K&quot; &amp; [.$F18])" office:value-type="string" office:string-value="na priseru" calcext:value-type="string">
            <text:p>na priseru</text:p>
          </table:table-cell>
          <table:table-cell table:formula="of:=INDIRECT(&quot;I&quot; &amp; [.$F18])" office:value-type="string" office:string-value="Bodna" calcext:value-type="string">
            <text:p>Bodna</text:p>
          </table:table-cell>
          <table:table-cell office:value-type="string" calcext:value-type="string">
            <text:p>Prohod se s jinym hracem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eleport-spear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9])" office:value-type="string" office:string-value="Zelena" calcext:value-type="string">
            <text:p>Zelena</text:p>
          </table:table-cell>
          <table:table-cell table:formula="of:=INDIRECT(&quot;K&quot; &amp; [.$F19])" office:value-type="string" office:string-value="na priseru" calcext:value-type="string">
            <text:p>na priseru</text:p>
          </table:table-cell>
          <table:table-cell table:formula="of:=INDIRECT(&quot;I&quot; &amp; [.$F19])" office:value-type="string" office:string-value="Bodna" calcext:value-type="string">
            <text:p>Bodna</text:p>
          </table:table-cell>
          <table:table-cell office:value-type="string" calcext:value-type="string">
            <text:p>Nejdriv prohod obludu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call-spear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0])" office:value-type="string" office:string-value="Zelena" calcext:value-type="string">
            <text:p>Zelena</text:p>
          </table:table-cell>
          <table:table-cell table:formula="of:=INDIRECT(&quot;K&quot; &amp; [.$F20])" office:value-type="string" office:string-value="na priseru" calcext:value-type="string">
            <text:p>na priseru</text:p>
          </table:table-cell>
          <table:table-cell table:formula="of:=INDIRECT(&quot;I&quot; &amp; [.$F20])" office:value-type="string" office:string-value="Bodna" calcext:value-type="string">
            <text:p>Bodna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pear1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1])" office:value-type="string" office:string-value="Zelena" calcext:value-type="string">
            <text:p>Zelena</text:p>
          </table:table-cell>
          <table:table-cell table:formula="of:=INDIRECT(&quot;K&quot; &amp; [.$F21])" office:value-type="string" office:string-value="na priseru" calcext:value-type="string">
            <text:p>na priseru</text:p>
          </table:table-cell>
          <table:table-cell table:formula="of:=INDIRECT(&quot;I&quot; &amp; [.$F21])" office:value-type="string" office:string-value="Bodna" calcext:value-type="string">
            <text:p>Bodna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pear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2])" office:value-type="string" office:string-value="Zelena" calcext:value-type="string">
            <text:p>Zelena</text:p>
          </table:table-cell>
          <table:table-cell table:formula="of:=INDIRECT(&quot;K&quot; &amp; [.$F22])" office:value-type="string" office:string-value="na priseru" calcext:value-type="string">
            <text:p>na priseru</text:p>
          </table:table-cell>
          <table:table-cell table:formula="of:=INDIRECT(&quot;I&quot; &amp; [.$F22])" office:value-type="string" office:string-value="Bodna" calcext:value-type="string">
            <text:p>Bodna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pear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3])" office:value-type="string" office:string-value="Zelena" calcext:value-type="string">
            <text:p>Zelena</text:p>
          </table:table-cell>
          <table:table-cell table:formula="of:=INDIRECT(&quot;K&quot; &amp; [.$F23])" office:value-type="string" office:string-value="na priseru" calcext:value-type="string">
            <text:p>na priseru</text:p>
          </table:table-cell>
          <table:table-cell table:formula="of:=INDIRECT(&quot;I&quot; &amp; [.$F23])" office:value-type="string" office:string-value="Bodna" calcext:value-type="string">
            <text:p>Bodna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pear4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formula="of:=INDIRECT(&quot;G&quot; &amp; [.$F24])" office:value-type="string" office:string-value="Zelena" calcext:value-type="string">
            <text:p>Zelena</text:p>
          </table:table-cell>
          <table:table-cell table:formula="of:=INDIRECT(&quot;K&quot; &amp; [.$F24])" office:value-type="string" office:string-value="na priseru" calcext:value-type="string">
            <text:p>na priseru</text:p>
          </table:table-cell>
          <table:table-cell table:formula="of:=INDIRECT(&quot;I&quot; &amp; [.$F24])" office:value-type="string" office:string-value="Bodna" calcext:value-type="string">
            <text:p>Bodna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pear5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extra text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8])" office:value-type="string" office:string-value="Zelena" calcext:value-type="string">
            <text:p>Zelena</text:p>
          </table:table-cell>
          <table:table-cell table:formula="of:=INDIRECT(&quot;K&quot; &amp; [.$F28])" office:value-type="string" office:string-value="na priseru" calcext:value-type="string">
            <text:p>na priseru</text:p>
          </table:table-cell>
          <table:table-cell table:formula="of:=INDIRECT(&quot;I&quot; &amp; [.$F28])" office:value-type="string" office:string-value="Bodna" calcext:value-type="string">
            <text:p>Bodn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spear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29])" office:value-type="string" office:string-value="Modra" calcext:value-type="string">
            <text:p>Modra</text:p>
          </table:table-cell>
          <table:table-cell table:formula="of:=INDIRECT(&quot;K&quot; &amp; [.$F29])" office:value-type="string" office:string-value="na carodeje" calcext:value-type="string">
            <text:p>na carodeje</text:p>
          </table:table-cell>
          <table:table-cell table:formula="of:=INDIRECT(&quot;I&quot; &amp; [.$F29])" office:value-type="string" office:string-value="Secna" calcext:value-type="string">
            <text:p>Secn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sword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30])" office:value-type="string" office:string-value="Cervena" calcext:value-type="string">
            <text:p>Cervena</text:p>
          </table:table-cell>
          <table:table-cell table:formula="of:=INDIRECT(&quot;K&quot; &amp; [.$F30])" office:value-type="string" office:string-value="na demona" calcext:value-type="string">
            <text:p>na demona</text:p>
          </table:table-cell>
          <table:table-cell table:formula="of:=INDIRECT(&quot;I&quot; &amp; [.$F30])" office:value-type="string" office:string-value="Palna" calcext:value-type="string">
            <text:p>Paln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bow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31])" office:value-type="string" office:string-value="Jakakoliv" calcext:value-type="string">
            <text:p>Jakakoliv</text:p>
          </table:table-cell>
          <table:table-cell table:formula="of:=INDIRECT(&quot;K&quot; &amp; [.$F31])" office:value-type="string" office:string-value="na vsechny" calcext:value-type="string">
            <text:p>na vsechny</text:p>
          </table:table-cell>
          <table:table-cell table:formula="of:=INDIRECT(&quot;I&quot; &amp; [.$F31])" office:value-type="string" office:string-value="Bomba" calcext:value-type="string">
            <text:p>Bomb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bomb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32])" office:value-type="string" office:string-value="Jakakoliv" calcext:value-type="string">
            <text:p>Jakakoliv</text:p>
          </table:table-cell>
          <table:table-cell table:formula="of:=INDIRECT(&quot;K&quot; &amp; [.$F32])" office:value-type="string" office:string-value="na vsechny" calcext:value-type="string">
            <text:p>na vsechny</text:p>
          </table:table-cell>
          <table:table-cell table:formula="of:=INDIRECT(&quot;I&quot; &amp; [.$F32])" office:value-type="string" office:string-value="Bomba" calcext:value-type="string">
            <text:p>Bomb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bomb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3])" office:value-type="string" office:string-value="Zluta" calcext:value-type="string">
            <text:p>Zluta</text:p>
          </table:table-cell>
          <table:table-cell table:formula="of:=INDIRECT(&quot;K&quot; &amp; [.$F33])" office:value-type="string" office:string-value="na nemrtveho" calcext:value-type="string">
            <text:p>na nemrtveho</text:p>
          </table:table-cell>
          <table:table-cell table:formula="of:=INDIRECT(&quot;I&quot; &amp; [.$F33])" office:value-type="string" office:string-value="Drtiva" calcext:value-type="string">
            <text:p>Drtiva</text:p>
          </table:table-cell>
          <table:table-cell office:value-type="string" calcext:value-type="string">
            <text:p>Zbran zahod ale obludu nezabij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broken-hammer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4])" office:value-type="string" office:string-value="Zluta" calcext:value-type="string">
            <text:p>Zluta</text:p>
          </table:table-cell>
          <table:table-cell table:formula="of:=INDIRECT(&quot;K&quot; &amp; [.$F34])" office:value-type="string" office:string-value="na nemrtveho" calcext:value-type="string">
            <text:p>na nemrtveho</text:p>
          </table:table-cell>
          <table:table-cell table:formula="of:=INDIRECT(&quot;I&quot; &amp; [.$F34])" office:value-type="string" office:string-value="Drtiva" calcext:value-type="string">
            <text:p>Drtiva</text:p>
          </table:table-cell>
          <table:table-cell office:value-type="string" calcext:value-type="string">
            <text:p>Nejdriv se prohod s jinym hracem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teleport-hammer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5])" office:value-type="string" office:string-value="Zluta" calcext:value-type="string">
            <text:p>Zluta</text:p>
          </table:table-cell>
          <table:table-cell table:formula="of:=INDIRECT(&quot;K&quot; &amp; [.$F35])" office:value-type="string" office:string-value="na nemrtveho" calcext:value-type="string">
            <text:p>na nemrtveho</text:p>
          </table:table-cell>
          <table:table-cell table:formula="of:=INDIRECT(&quot;I&quot; &amp; [.$F35])" office:value-type="string" office:string-value="Drtiva" calcext:value-type="string">
            <text:p>Drtiva</text:p>
          </table:table-cell>
          <table:table-cell office:value-type="string" calcext:value-type="string">
            <text:p>Nejdriv prohod obludu s jinou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call-hammer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6])" office:value-type="string" office:string-value="Zluta" calcext:value-type="string">
            <text:p>Zluta</text:p>
          </table:table-cell>
          <table:table-cell table:formula="of:=INDIRECT(&quot;K&quot; &amp; [.$F36])" office:value-type="string" office:string-value="na nemrtveho" calcext:value-type="string">
            <text:p>na nemrtveho</text:p>
          </table:table-cell>
          <table:table-cell table:formula="of:=INDIRECT(&quot;I&quot; &amp; [.$F36])" office:value-type="string" office:string-value="Drtiva" calcext:value-type="string">
            <text:p>Drtiv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hammer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7])" office:value-type="string" office:string-value="Zluta" calcext:value-type="string">
            <text:p>Zluta</text:p>
          </table:table-cell>
          <table:table-cell table:formula="of:=INDIRECT(&quot;K&quot; &amp; [.$F37])" office:value-type="string" office:string-value="na nemrtveho" calcext:value-type="string">
            <text:p>na nemrtveho</text:p>
          </table:table-cell>
          <table:table-cell table:formula="of:=INDIRECT(&quot;I&quot; &amp; [.$F37])" office:value-type="string" office:string-value="Drtiva" calcext:value-type="string">
            <text:p>Drtiv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hammer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8])" office:value-type="string" office:string-value="Zluta" calcext:value-type="string">
            <text:p>Zluta</text:p>
          </table:table-cell>
          <table:table-cell table:formula="of:=INDIRECT(&quot;K&quot; &amp; [.$F38])" office:value-type="string" office:string-value="na nemrtveho" calcext:value-type="string">
            <text:p>na nemrtveho</text:p>
          </table:table-cell>
          <table:table-cell table:formula="of:=INDIRECT(&quot;I&quot; &amp; [.$F38])" office:value-type="string" office:string-value="Drtiva" calcext:value-type="string">
            <text:p>Drtiv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hammer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9])" office:value-type="string" office:string-value="Zluta" calcext:value-type="string">
            <text:p>Zluta</text:p>
          </table:table-cell>
          <table:table-cell table:formula="of:=INDIRECT(&quot;K&quot; &amp; [.$F39])" office:value-type="string" office:string-value="na nemrtveho" calcext:value-type="string">
            <text:p>na nemrtveho</text:p>
          </table:table-cell>
          <table:table-cell table:formula="of:=INDIRECT(&quot;I&quot; &amp; [.$F39])" office:value-type="string" office:string-value="Drtiva" calcext:value-type="string">
            <text:p>Drtiv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hammer4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0])" office:value-type="string" office:string-value="Zluta" calcext:value-type="string">
            <text:p>Zluta</text:p>
          </table:table-cell>
          <table:table-cell table:formula="of:=INDIRECT(&quot;K&quot; &amp; [.$F40])" office:value-type="string" office:string-value="na nemrtveho" calcext:value-type="string">
            <text:p>na nemrtveho</text:p>
          </table:table-cell>
          <table:table-cell table:formula="of:=INDIRECT(&quot;I&quot; &amp; [.$F40])" office:value-type="string" office:string-value="Drtiva" calcext:value-type="string">
            <text:p>Drtiv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hammer5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extra text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4])" office:value-type="string" office:string-value="Zluta" calcext:value-type="string">
            <text:p>Zluta</text:p>
          </table:table-cell>
          <table:table-cell table:formula="of:=INDIRECT(&quot;K&quot; &amp; [.$F44])" office:value-type="string" office:string-value="na nemrtveho" calcext:value-type="string">
            <text:p>na nemrtveho</text:p>
          </table:table-cell>
          <table:table-cell table:formula="of:=INDIRECT(&quot;I&quot; &amp; [.$F44])" office:value-type="string" office:string-value="Drtiva" calcext:value-type="string">
            <text:p>Drtiva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hammer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45])" office:value-type="string" office:string-value="Zelena" calcext:value-type="string">
            <text:p>Zelena</text:p>
          </table:table-cell>
          <table:table-cell table:formula="of:=INDIRECT(&quot;K&quot; &amp; [.$F45])" office:value-type="string" office:string-value="na priseru" calcext:value-type="string">
            <text:p>na priseru</text:p>
          </table:table-cell>
          <table:table-cell table:formula="of:=INDIRECT(&quot;I&quot; &amp; [.$F45])" office:value-type="string" office:string-value="Bodna" calcext:value-type="string">
            <text:p>Bodna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spear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46])" office:value-type="string" office:string-value="Cervena" calcext:value-type="string">
            <text:p>Cervena</text:p>
          </table:table-cell>
          <table:table-cell table:formula="of:=INDIRECT(&quot;K&quot; &amp; [.$F46])" office:value-type="string" office:string-value="na demona" calcext:value-type="string">
            <text:p>na demona</text:p>
          </table:table-cell>
          <table:table-cell table:formula="of:=INDIRECT(&quot;I&quot; &amp; [.$F46])" office:value-type="string" office:string-value="Palna" calcext:value-type="string">
            <text:p>Palna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bow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47])" office:value-type="string" office:string-value="Jakakoliv" calcext:value-type="string">
            <text:p>Jakakoliv</text:p>
          </table:table-cell>
          <table:table-cell table:formula="of:=INDIRECT(&quot;K&quot; &amp; [.$F47])" office:value-type="string" office:string-value="na vsechny" calcext:value-type="string">
            <text:p>na vsechny</text:p>
          </table:table-cell>
          <table:table-cell table:formula="of:=INDIRECT(&quot;I&quot; &amp; [.$F47])" office:value-type="string" office:string-value="Bomba" calcext:value-type="string">
            <text:p>Bomba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bomb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48])" office:value-type="string" office:string-value="Jakakoliv" calcext:value-type="string">
            <text:p>Jakakoliv</text:p>
          </table:table-cell>
          <table:table-cell table:formula="of:=INDIRECT(&quot;K&quot; &amp; [.$F48])" office:value-type="string" office:string-value="na vsechny" calcext:value-type="string">
            <text:p>na vsechny</text:p>
          </table:table-cell>
          <table:table-cell table:formula="of:=INDIRECT(&quot;I&quot; &amp; [.$F48])" office:value-type="string" office:string-value="Bomba" calcext:value-type="string">
            <text:p>Bomba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bomb4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49])" office:value-type="string" office:string-value="Modra" calcext:value-type="string">
            <text:p>Modra</text:p>
          </table:table-cell>
          <table:table-cell table:formula="of:=INDIRECT(&quot;K&quot; &amp; [.$F49])" office:value-type="string" office:string-value="na carodeje" calcext:value-type="string">
            <text:p>na carodeje</text:p>
          </table:table-cell>
          <table:table-cell table:formula="of:=INDIRECT(&quot;I&quot; &amp; [.$F49])" office:value-type="string" office:string-value="Secna" calcext:value-type="string">
            <text:p>Secna</text:p>
          </table:table-cell>
          <table:table-cell office:value-type="string" calcext:value-type="string">
            <text:p>Zbran zahod ale obludu nezabij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broken-sword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0])" office:value-type="string" office:string-value="Modra" calcext:value-type="string">
            <text:p>Modra</text:p>
          </table:table-cell>
          <table:table-cell table:formula="of:=INDIRECT(&quot;K&quot; &amp; [.$F50])" office:value-type="string" office:string-value="na carodeje" calcext:value-type="string">
            <text:p>na carodeje</text:p>
          </table:table-cell>
          <table:table-cell table:formula="of:=INDIRECT(&quot;I&quot; &amp; [.$F50])" office:value-type="string" office:string-value="Secna" calcext:value-type="string">
            <text:p>Secna</text:p>
          </table:table-cell>
          <table:table-cell office:value-type="string" calcext:value-type="string">
            <text:p>Nejdriv se prohod s jinym hracem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eleport-sword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1])" office:value-type="string" office:string-value="Modra" calcext:value-type="string">
            <text:p>Modra</text:p>
          </table:table-cell>
          <table:table-cell table:formula="of:=INDIRECT(&quot;K&quot; &amp; [.$F51])" office:value-type="string" office:string-value="na carodeje" calcext:value-type="string">
            <text:p>na carodeje</text:p>
          </table:table-cell>
          <table:table-cell table:formula="of:=INDIRECT(&quot;I&quot; &amp; [.$F51])" office:value-type="string" office:string-value="Secna" calcext:value-type="string">
            <text:p>Secna</text:p>
          </table:table-cell>
          <table:table-cell office:value-type="string" calcext:value-type="string">
            <text:p>Nejdriv prohod obludu s jinou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all-sword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2])" office:value-type="string" office:string-value="Modra" calcext:value-type="string">
            <text:p>Modra</text:p>
          </table:table-cell>
          <table:table-cell table:formula="of:=INDIRECT(&quot;K&quot; &amp; [.$F52])" office:value-type="string" office:string-value="na carodeje" calcext:value-type="string">
            <text:p>na carodeje</text:p>
          </table:table-cell>
          <table:table-cell table:formula="of:=INDIRECT(&quot;I&quot; &amp; [.$F52])" office:value-type="string" office:string-value="Secna" calcext:value-type="string">
            <text:p>Secna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sword1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3])" office:value-type="string" office:string-value="Modra" calcext:value-type="string">
            <text:p>Modra</text:p>
          </table:table-cell>
          <table:table-cell table:formula="of:=INDIRECT(&quot;K&quot; &amp; [.$F53])" office:value-type="string" office:string-value="na carodeje" calcext:value-type="string">
            <text:p>na carodeje</text:p>
          </table:table-cell>
          <table:table-cell table:formula="of:=INDIRECT(&quot;I&quot; &amp; [.$F53])" office:value-type="string" office:string-value="Secna" calcext:value-type="string">
            <text:p>Secna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sword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4])" office:value-type="string" office:string-value="Modra" calcext:value-type="string">
            <text:p>Modra</text:p>
          </table:table-cell>
          <table:table-cell table:formula="of:=INDIRECT(&quot;K&quot; &amp; [.$F54])" office:value-type="string" office:string-value="na carodeje" calcext:value-type="string">
            <text:p>na carodeje</text:p>
          </table:table-cell>
          <table:table-cell table:formula="of:=INDIRECT(&quot;I&quot; &amp; [.$F54])" office:value-type="string" office:string-value="Secna" calcext:value-type="string">
            <text:p>Secna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sword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5])" office:value-type="string" office:string-value="Modra" calcext:value-type="string">
            <text:p>Modra</text:p>
          </table:table-cell>
          <table:table-cell table:formula="of:=INDIRECT(&quot;K&quot; &amp; [.$F55])" office:value-type="string" office:string-value="na carodeje" calcext:value-type="string">
            <text:p>na carodeje</text:p>
          </table:table-cell>
          <table:table-cell table:formula="of:=INDIRECT(&quot;I&quot; &amp; [.$F55])" office:value-type="string" office:string-value="Secna" calcext:value-type="string">
            <text:p>Secna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sword4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6])" office:value-type="string" office:string-value="Modra" calcext:value-type="string">
            <text:p>Modra</text:p>
          </table:table-cell>
          <table:table-cell table:formula="of:=INDIRECT(&quot;K&quot; &amp; [.$F56])" office:value-type="string" office:string-value="na carodeje" calcext:value-type="string">
            <text:p>na carodeje</text:p>
          </table:table-cell>
          <table:table-cell table:formula="of:=INDIRECT(&quot;I&quot; &amp; [.$F56])" office:value-type="string" office:string-value="Secna" calcext:value-type="string">
            <text:p>Secna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sword5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extra text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60])" office:value-type="string" office:string-value="Zluta" calcext:value-type="string">
            <text:p>Zluta</text:p>
          </table:table-cell>
          <table:table-cell table:formula="of:=INDIRECT(&quot;K&quot; &amp; [.$F60])" office:value-type="string" office:string-value="na nemrtveho" calcext:value-type="string">
            <text:p>na nemrtveho</text:p>
          </table:table-cell>
          <table:table-cell table:formula="of:=INDIRECT(&quot;I&quot; &amp; [.$F60])" office:value-type="string" office:string-value="Drtiva" calcext:value-type="string">
            <text:p>Drtiv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hammer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1])" office:value-type="string" office:string-value="Modra" calcext:value-type="string">
            <text:p>Modra</text:p>
          </table:table-cell>
          <table:table-cell table:formula="of:=INDIRECT(&quot;K&quot; &amp; [.$F61])" office:value-type="string" office:string-value="na carodeje" calcext:value-type="string">
            <text:p>na carodeje</text:p>
          </table:table-cell>
          <table:table-cell table:formula="of:=INDIRECT(&quot;I&quot; &amp; [.$F61])" office:value-type="string" office:string-value="Secna" calcext:value-type="string">
            <text:p>Secn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sword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62])" office:value-type="string" office:string-value="Zelena" calcext:value-type="string">
            <text:p>Zelena</text:p>
          </table:table-cell>
          <table:table-cell table:formula="of:=INDIRECT(&quot;K&quot; &amp; [.$F62])" office:value-type="string" office:string-value="na priseru" calcext:value-type="string">
            <text:p>na priseru</text:p>
          </table:table-cell>
          <table:table-cell table:formula="of:=INDIRECT(&quot;I&quot; &amp; [.$F62])" office:value-type="string" office:string-value="Bodna" calcext:value-type="string">
            <text:p>Bodn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spear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63])" office:value-type="string" office:string-value="Jakakoliv" calcext:value-type="string">
            <text:p>Jakakoliv</text:p>
          </table:table-cell>
          <table:table-cell table:formula="of:=INDIRECT(&quot;K&quot; &amp; [.$F63])" office:value-type="string" office:string-value="na vsechny" calcext:value-type="string">
            <text:p>na vsechny</text:p>
          </table:table-cell>
          <table:table-cell table:formula="of:=INDIRECT(&quot;I&quot; &amp; [.$F63])" office:value-type="string" office:string-value="Bomba" calcext:value-type="string">
            <text:p>Bomb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bomb4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64])" office:value-type="string" office:string-value="Jakakoliv" calcext:value-type="string">
            <text:p>Jakakoliv</text:p>
          </table:table-cell>
          <table:table-cell table:formula="of:=INDIRECT(&quot;K&quot; &amp; [.$F64])" office:value-type="string" office:string-value="na vsechny" calcext:value-type="string">
            <text:p>na vsechny</text:p>
          </table:table-cell>
          <table:table-cell table:formula="of:=INDIRECT(&quot;I&quot; &amp; [.$F64])" office:value-type="string" office:string-value="Bomba" calcext:value-type="string">
            <text:p>Bomb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bomb1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65])" office:value-type="string" office:string-value="Cervena" calcext:value-type="string">
            <text:p>Cervena</text:p>
          </table:table-cell>
          <table:table-cell table:formula="of:=INDIRECT(&quot;K&quot; &amp; [.$F65])" office:value-type="string" office:string-value="na demona" calcext:value-type="string">
            <text:p>na demona</text:p>
          </table:table-cell>
          <table:table-cell table:formula="of:=INDIRECT(&quot;I&quot; &amp; [.$F65])" office:value-type="string" office:string-value="Palna" calcext:value-type="string">
            <text:p>Palna</text:p>
          </table:table-cell>
          <table:table-cell office:value-type="string" calcext:value-type="string">
            <text:p>Zbran zahod ale obludu nezabij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broken-bow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66])" office:value-type="string" office:string-value="Cervena" calcext:value-type="string">
            <text:p>Cervena</text:p>
          </table:table-cell>
          <table:table-cell table:formula="of:=INDIRECT(&quot;K&quot; &amp; [.$F66])" office:value-type="string" office:string-value="na demona" calcext:value-type="string">
            <text:p>na demona</text:p>
          </table:table-cell>
          <table:table-cell table:formula="of:=INDIRECT(&quot;I&quot; &amp; [.$F66])" office:value-type="string" office:string-value="Palna" calcext:value-type="string">
            <text:p>Palna</text:p>
          </table:table-cell>
          <table:table-cell office:value-type="string" calcext:value-type="string">
            <text:p>Nejdriv se prohod s jinym hracem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teleport-bow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67])" office:value-type="string" office:string-value="Cervena" calcext:value-type="string">
            <text:p>Cervena</text:p>
          </table:table-cell>
          <table:table-cell table:formula="of:=INDIRECT(&quot;K&quot; &amp; [.$F67])" office:value-type="string" office:string-value="na demona" calcext:value-type="string">
            <text:p>na demona</text:p>
          </table:table-cell>
          <table:table-cell table:formula="of:=INDIRECT(&quot;I&quot; &amp; [.$F67])" office:value-type="string" office:string-value="Palna" calcext:value-type="string">
            <text:p>Palna</text:p>
          </table:table-cell>
          <table:table-cell office:value-type="string" calcext:value-type="string">
            <text:p>Nejdriv prohod obludu s jinou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call-bow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68])" office:value-type="string" office:string-value="Cervena" calcext:value-type="string">
            <text:p>Cervena</text:p>
          </table:table-cell>
          <table:table-cell table:formula="of:=INDIRECT(&quot;K&quot; &amp; [.$F68])" office:value-type="string" office:string-value="na demona" calcext:value-type="string">
            <text:p>na demona</text:p>
          </table:table-cell>
          <table:table-cell table:formula="of:=INDIRECT(&quot;I&quot; &amp; [.$F68])" office:value-type="string" office:string-value="Palna" calcext:value-type="string">
            <text:p>Paln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bow1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69])" office:value-type="string" office:string-value="Cervena" calcext:value-type="string">
            <text:p>Cervena</text:p>
          </table:table-cell>
          <table:table-cell table:formula="of:=INDIRECT(&quot;K&quot; &amp; [.$F69])" office:value-type="string" office:string-value="na demona" calcext:value-type="string">
            <text:p>na demona</text:p>
          </table:table-cell>
          <table:table-cell table:formula="of:=INDIRECT(&quot;I&quot; &amp; [.$F69])" office:value-type="string" office:string-value="Palna" calcext:value-type="string">
            <text:p>Paln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bow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0])" office:value-type="string" office:string-value="Cervena" calcext:value-type="string">
            <text:p>Cervena</text:p>
          </table:table-cell>
          <table:table-cell table:formula="of:=INDIRECT(&quot;K&quot; &amp; [.$F70])" office:value-type="string" office:string-value="na demona" calcext:value-type="string">
            <text:p>na demona</text:p>
          </table:table-cell>
          <table:table-cell table:formula="of:=INDIRECT(&quot;I&quot; &amp; [.$F70])" office:value-type="string" office:string-value="Palna" calcext:value-type="string">
            <text:p>Paln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bow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1])" office:value-type="string" office:string-value="Cervena" calcext:value-type="string">
            <text:p>Cervena</text:p>
          </table:table-cell>
          <table:table-cell table:formula="of:=INDIRECT(&quot;K&quot; &amp; [.$F71])" office:value-type="string" office:string-value="na demona" calcext:value-type="string">
            <text:p>na demona</text:p>
          </table:table-cell>
          <table:table-cell table:formula="of:=INDIRECT(&quot;I&quot; &amp; [.$F71])" office:value-type="string" office:string-value="Palna" calcext:value-type="string">
            <text:p>Paln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bow4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2])" office:value-type="string" office:string-value="Cervena" calcext:value-type="string">
            <text:p>Cervena</text:p>
          </table:table-cell>
          <table:table-cell table:formula="of:=INDIRECT(&quot;K&quot; &amp; [.$F72])" office:value-type="string" office:string-value="na demona" calcext:value-type="string">
            <text:p>na demona</text:p>
          </table:table-cell>
          <table:table-cell table:formula="of:=INDIRECT(&quot;I&quot; &amp; [.$F72])" office:value-type="string" office:string-value="Palna" calcext:value-type="string">
            <text:p>Paln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bow5</text:p>
          </table:table-cell>
          <table:table-cell table:number-columns-repeated="2"/>
        </table:table-row>
        <table:table-row table:style-name="ro1" table:number-rows-repeated="104850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 style:data-style-name="N2" text:time-value="09:56:03.465266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4-11-28T11:03:50.340958610</dc:date>
    <meta:editing-duration>P27DT10H33M36S</meta:editing-duration>
    <meta:editing-cycles>285</meta:editing-cycles>
    <meta:document-statistic meta:table-count="5" meta:cell-count="775" meta:object-count="0"/>
  </office:meta>
</office:document-meta>
</file>